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66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041in" style:use-optimal-column-width="false"/>
    </style:style>
    <style:style style:name="TableColumn7" style:family="table-column">
      <style:table-column-properties style:column-width="3.1201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3in" style:use-optimal-column-width="false"/>
    </style:style>
    <style:style style:name="Table3" style:family="table">
      <style:table-properties style:width="5.7833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7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8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9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0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1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32" style:family="table-row">
      <style:table-row-properties style:min-row-height="0.2437in" style:use-optimal-row-height="false"/>
    </style:style>
    <style:style style:name="TableCell33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000000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8" style:family="table-row">
      <style:table-row-properties style:min-row-height="0.2895in" style:use-optimal-row-height="false"/>
    </style:style>
    <style:style style:name="TableCell39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4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8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5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51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53" style:family="table-row">
      <style:table-row-properties style:min-row-height="0.1215in" style:use-optimal-row-height="false"/>
    </style:style>
    <style:style style:name="TableCell54" style:family="table-cell">
      <style:table-cell-properties fo:border="0.0034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6" style:family="table-cell">
      <style:table-cell-properties fo:border="0.0034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9pt" style:font-size-asian="9pt" style:font-size-complex="9pt"/>
    </style:style>
    <style:style style:name="TableCell58" style:family="table-cell">
      <style:table-cell-properties fo:border="0.0034in solid #000000" fo:padding-top="0in" fo:padding-left="0.075in" fo:padding-bottom="0in" fo:padding-right="0.075in"/>
    </style:style>
    <style:style style:name="P59" style:parent-style-name="Standard" style:family="paragraph">
      <style:text-properties fo:font-size="9pt" style:font-size-asian="9pt" style:font-size-complex="9pt" fo:language="en" fo:country="US"/>
    </style:style>
    <style:style style:name="TableCell60" style:family="table-cell">
      <style:table-cell-properties fo:border="0.0034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2" style:family="table-cell">
      <style:table-cell-properties fo:border="0.0034in solid #000000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64" style:family="table-row">
      <style:table-row-properties style:min-row-height="0.3083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70" style:parent-style-name="Fuentedepárrafopredeter." style:family="text"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71" style:parent-style-name="Fuentedepárrafopredeter." style:family="text">
      <style:text-properties fo:font-size="10pt" style:font-size-asian="10pt" style:font-size-complex="10pt"/>
    </style:style>
    <style:style style:name="T72" style:parent-style-name="Fuentedepárrafopredeter." style:family="text"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73" style:parent-style-name="Fuentedepárrafopredeter." style:family="text"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74" style:parent-style-name="Fuentedepárrafopredeter." style:family="text"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79" style:family="table-row">
      <style:table-row-properties style:min-row-height="0.3083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P8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86" style:parent-style-name="Fuentedepárrafopredeter." style:family="text"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87" style:parent-style-name="Fuentedepárrafopredeter." style:family="text">
      <style:text-properties fo:font-size="10pt" style:font-size-asian="10pt" style:font-size-complex="10pt"/>
    </style:style>
    <style:style style:name="T88" style:parent-style-name="Fuentedepárrafopredeter." style:family="text"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93" style:family="table-row">
      <style:table-row-properties style:min-row-height="0.3083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7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9" style:parent-style-name="Standard" style:family="paragraph">
      <style:text-properties fo:font-size="10pt" style:font-size-asian="10pt" style:font-size-complex="10pt" fo:language="en" fo:country="US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104" style:family="table-row">
      <style:table-row-properties style:min-row-height="0.3083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8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0" style:parent-style-name="Standard" style:family="paragraph">
      <style:text-properties fo:font-size="10pt" style:font-size-asian="10pt" style:font-size-complex="10pt" fo:language="en" fo:country="US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115" style:family="table-row">
      <style:table-row-properties style:min-row-height="0.2111in" style:use-optimal-row-height="false"/>
    </style:style>
    <style:style style:name="TableCell116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18" style:family="table-row">
      <style:table-row-properties style:min-row-height="0.2833in" style:use-optimal-row-height="false"/>
    </style:style>
    <style:style style:name="TableCell119" style:family="table-cell">
      <style:table-cell-properties fo:border="0.0034in solid #000000" fo:padding-top="0in" fo:padding-left="0.075in" fo:padding-bottom="0in" fo:padding-right="0.075in"/>
    </style:style>
    <style:style style:name="P120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121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122" style:family="table-row">
      <style:table-row-properties style:min-row-height="0.3152in" style:use-optimal-row-height="false"/>
    </style:style>
    <style:style style:name="TableCell123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128" style:parent-style-name="z-Finaldelformulario" style:family="paragraph">
      <style:text-properties style:font-name-complex="Times New Roman"/>
    </style:style>
    <style:style style:name="P129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7</text:p>
          </table:table-cell>
          <table:covered-table-cell/>
          <table:table-cell table:style-name="TableCell18" table:number-columns-spanned="4">
            <text:p text:style-name="P19">Permite realizar la acción de<text:s/>la carta Descanso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list text:style-name="LFO2" text:continue-numbering="true">
              <text:list-item>
                <text:p text:style-name="P25">Saber si el Jugador esta en Canadá y en su caso, obtener el talento a contratar.</text:p>
              </text:list-item>
              <text:list-item>
                <text:p text:style-name="P26">Mirar si hay talentos en “TalentBag”</text:p>
              </text:list-item>
              <text:list-item>
                <text:p text:style-name="P27">Quitar el talento de la bolsa</text:p>
              </text:list-item>
              <text:list-item>
                <text:p text:style-name="P28">Añadir el talento al jugador</text:p>
              </text:list-item>
              <text:list-item>
                <text:p text:style-name="P29">Aumenta la reputación en el caso que sea posible</text:p>
              </text:list-item>
            </text:list>
            <text:p text:style-name="P30"/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6">
            <text:p text:style-name="P34">Diagrama de estados<text:s/>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6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6">
            <text:p text:style-name="P40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Paso</text:p>
          </table:table-cell>
          <table:table-cell table:style-name="TableCell44" table:number-columns-spanned="2">
            <text:p text:style-name="P45">Clase</text:p>
          </table:table-cell>
          <table:covered-table-cell/>
          <table:table-cell table:style-name="TableCell46">
            <text:p text:style-name="P47">Método</text:p>
          </table:table-cell>
          <table:table-cell table:style-name="TableCell48">
            <text:p text:style-name="P49">Mem.</text:p>
            <text:p text:style-name="P50">Técn.</text:p>
          </table:table-cell>
          <table:table-cell table:style-name="TableCell51">
            <text:p text:style-name="P52">IU</text:p>
          </table:table-cell>
        </table:table-row>
        <table:table-row table:style-name="TableRow53">
          <table:table-cell table:style-name="TableCell54">
            <text:p text:style-name="P55">1</text:p>
          </table:table-cell>
          <table:table-cell table:style-name="TableCell56" table:number-columns-spanned="2">
            <text:p text:style-name="P57">ReadDataFromTheKeyboard</text:p>
          </table:table-cell>
          <table:covered-table-cell/>
          <table:table-cell table:style-name="TableCell58">
            <text:p text:style-name="P59">[String]<text:s/>takeParametersToIntegerRestricted (menssage:String, condition: String)</text:p>
          </table:table-cell>
          <table:table-cell table:style-name="TableCell60">
            <text:p text:style-name="P61"/>
          </table:table-cell>
          <table:table-cell table:style-name="TableCell62">
            <text:p text:style-name="P63">SI</text:p>
          </table:table-cell>
        </table:table-row>
        <table:table-row table:style-name="TableRow64">
          <table:table-cell table:style-name="TableCell65">
            <text:p text:style-name="P66">2</text:p>
          </table:table-cell>
          <table:table-cell table:style-name="TableCell67" table:number-columns-spanned="2">
            <text:p text:style-name="P68">TalentBag</text:p>
          </table:table-cell>
          <table:covered-table-cell/>
          <table:table-cell table:style-name="TableCell69">
            <text:p text:style-name="Standard"><text:span text:style-name="T70">[Integer]<text:s/></text:span><text:span text:style-name="T71">getNumTypeTalent</text:span><text:span text:style-name="T72"><text:s/>(t:</text:span><text:s/>Ta<text:span text:style-name="T73">le</text:span>n<text:span text:style-name="T74">t)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>NO</text:p>
          </table:table-cell>
        </table:table-row>
        <table:table-row table:style-name="TableRow79">
          <table:table-cell table:style-name="TableCell80">
            <text:p text:style-name="P81">3</text:p>
            <text:p text:style-name="P82"/>
          </table:table-cell>
          <table:table-cell table:style-name="TableCell83" table:number-columns-spanned="2">
            <text:p text:style-name="P84">TalentBag</text:p>
          </table:table-cell>
          <table:covered-table-cell/>
          <table:table-cell table:style-name="TableCell85">
            <text:p text:style-name="Standard"><text:span text:style-name="T86">[Talent]<text:s/></text:span><text:span text:style-name="T87">removeTalent</text:span><text:span text:style-name="T88"><text:s/>(t: Talent)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P92">NO</text:p>
          </table:table-cell>
        </table:table-row>
        <table:table-row table:style-name="TableRow93">
          <table:table-cell table:style-name="TableCell94">
            <text:p text:style-name="P95">4</text:p>
          </table:table-cell>
          <table:table-cell table:style-name="TableCell96" table:number-columns-spanned="2">
            <text:p text:style-name="P97">Player</text:p>
          </table:table-cell>
          <table:covered-table-cell/>
          <table:table-cell table:style-name="TableCell98">
            <text:p text:style-name="P99">[void] addTalent(List&lt;Talent&gt; t)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NO</text:p>
          </table:table-cell>
        </table:table-row>
        <table:table-row table:style-name="TableRow104">
          <table:table-cell table:style-name="TableCell105">
            <text:p text:style-name="P106">5</text:p>
          </table:table-cell>
          <table:table-cell table:style-name="TableCell107" table:number-columns-spanned="2">
            <text:p text:style-name="P108">Player</text:p>
          </table:table-cell>
          <table:covered-table-cell/>
          <table:table-cell table:style-name="TableCell109">
            <text:p text:style-name="P110">[void] addReputation (reputation:Integer)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NO</text:p>
          </table:table-cell>
        </table:table-row>
        <table:table-row table:style-name="TableRow115">
          <table:table-cell table:style-name="TableCell116" table:number-columns-spanned="6">
            <text:p text:style-name="P117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6">
            <text:p text:style-name="P120">[void] execute<text:s/>(gameState:GameState);</text:p>
            <text:p text:style-name="P1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6">
            <text:p text:style-name="P124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 table:number-columns-spanned="6">
            <text:p text:style-name="P1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6:00Z</dc:date>
    <meta:template xlink:href="Normal" xlink:type="simple"/>
    <meta:editing-cycles>15</meta:editing-cycles>
    <meta:editing-duration>PT10380S</meta:editing-duration>
    <meta:document-statistic meta:page-count="1" meta:paragraph-count="1" meta:word-count="142" meta:character-count="927" meta:row-count="6" meta:non-whitespace-character-count="786"/>
  </office:meta>
</office:document-meta>
</file>